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CCMAJ</text:p>
          </table:table-cell>
          <table:table-cell/>
          <table:table-cell office:value-type="string" calcext:value-type="string">
            <text:p>REF SP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caire_DAUDET</text:p>
          </table:table-cell>
          <table:table-cell/>
          <table:table-cell office:value-type="string" calcext:value-type="string">
            <text:p>Allons_CARRAUD</text:p>
          </table:table-cell>
          <table:table-cell/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Cher_CARRAUD</text:p>
          </table:table-cell>
          <table:table-cell/>
          <table:table-cell office:value-type="string" calcext:value-type="string">
            <text:p>Annou_DAUDET</text:p>
          </table:table-cell>
          <table:table-cell/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couvent de carm\u00e9lites_DAUDET</text:p>
          </table:table-cell>
          <table:table-cell/>
          <table:table-cell office:value-type="string" calcext:value-type="string">
            <text:p>Beaucaire_DAU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\u00e9partement du Cher_CARRAUD</text:p>
          </table:table-cell>
          <table:table-cell/>
          <table:table-cell office:value-type="string" calcext:value-type="string">
            <text:p>brune_CARRAUD</text:p>
          </table:table-cell>
          <table:table-cell/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la ch\u00e8nevi\u00e8re_CARRAUD</text:p>
          </table:table-cell>
          <table:table-cell/>
          <table:table-cell office:value-type="string" calcext:value-type="string">
            <text:p>Cher_CARR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maison Eyssette_DAUDET</text:p>
          </table:table-cell>
          <table:table-cell/>
          <table:table-cell office:value-type="string" calcext:value-type="string">
            <text:p>Confus\u00e9ment_DAUDET</text:p>
          </table:table-cell>
          <table:table-cell/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Languedoc_DAUDET</text:p>
          </table:table-cell>
          <table:table-cell/>
          <table:table-cell office:value-type="string" calcext:value-type="string">
            <text:p>couvent de carm\u00e9lites_DAU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h\u00f4ne_DAUDET</text:p>
          </table:table-cell>
          <table:table-cell/>
          <table:table-cell office:value-type="string" calcext:value-type="string">
            <text:p>D\u00e9p\u00eachons_DAU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n_DAUDET</text:p>
          </table:table-cell>
          <table:table-cell/>
          <table:table-cell office:value-type="string" calcext:value-type="string">
            <text:p>d\u00e9partement du Cher_CARR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Eyssette_DAUDET</text:p>
          </table:table-cell>
          <table:table-cell/>
          <table:table-cell office:value-type="string" calcext:value-type="string">
            <text:p>Eyssette_DAUDET</text:p>
          </table:table-cell>
          <table:table-cell/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Marseille_DAUDET</text:p>
          </table:table-cell>
          <table:table-cell/>
          <table:table-cell office:value-type="string" calcext:value-type="string">
            <text:p>la ch\u00e8nevi\u00e8re_CARR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_DAUDET</text:p>
          </table:table-cell>
          <table:table-cell/>
          <table:table-cell office:value-type="string" calcext:value-type="string">
            <text:p>Languedoc_DAU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rache_DAUDET</text:p>
          </table:table-cell>
          <table:table-cell/>
          <table:table-cell office:value-type="string" calcext:value-type="string">
            <text:p>le Rh\u00f4ne_DAU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\u00f4ne_DAUDET</text:p>
          </table:table-cell>
          <table:table-cell/>
          <table:table-cell office:value-type="string" calcext:value-type="string">
            <text:p>Lyon_DAU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Nizier_DAUDET</text:p>
          </table:table-cell>
          <table:table-cell/>
          <table:table-cell office:value-type="string" calcext:value-type="string">
            <text:p>Marseille_DAUD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i_DAUD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nnette_CARRAU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c\u00e9an_DAUD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rache_DAUD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tit Daniel_DAUDET</text:p>
          </table:table-cell>
          <table:table-cell/>
          <table:table-cell office:value-type="string" calcext:value-type="string">
            <text:p>P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\u00e9collets_DAUD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h\u00f4ne_DAUD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int-Nizier_DAUDE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C1:Feuille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2:42:50.439600652</meta:creation-date>
    <dc:date>2024-10-27T16:03:45.427315908</dc:date>
    <meta:editing-duration>PT3H20M55S</meta:editing-duration>
    <meta:editing-cycles>1</meta:editing-cycles>
    <meta:document-statistic meta:table-count="1" meta:cell-count="46" meta:object-count="0"/>
    <meta:generator>LibreOffice/7.6.7.2$Linux_X86_64 LibreOffice_project/60$Build-2</meta:generator>
  </office:meta>
</office:document-meta>
</file>